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svg:font-family="'Droid Sans'" style:font-family-generic="swiss"/>
    <style:font-face style:name="FreeSans1" svg:font-family="FreeSans" style:font-family-generic="swiss"/>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tyle="italic" officeooo:rsid="002d1990" officeooo:paragraph-rsid="002d1990" style:font-style-asian="italic" style:font-style-complex="italic"/>
    </style:style>
    <style:style style:name="P2" style:family="paragraph" style:parent-style-name="Text_20_body">
      <style:text-properties fo:font-style="italic" officeooo:rsid="00312f9f" officeooo:paragraph-rsid="00312f9f" style:font-style-asian="italic" style:font-style-complex="italic"/>
    </style:style>
    <style:style style:name="P3" style:family="paragraph" style:parent-style-name="Text_20_body">
      <style:text-properties officeooo:rsid="002d1990" officeooo:paragraph-rsid="002e670d"/>
    </style:style>
    <style:style style:name="P4" style:family="paragraph" style:parent-style-name="Text_20_body">
      <style:text-properties officeooo:rsid="002e670d" officeooo:paragraph-rsid="002e670d"/>
    </style:style>
    <style:style style:name="P5" style:family="paragraph" style:parent-style-name="Text_20_body">
      <style:text-properties style:font-name="DejaVu Sans Light1" fo:font-size="12pt" officeooo:rsid="00176e59" officeooo:paragraph-rsid="001d67b1" style:font-size-asian="12pt" style:font-size-complex="12pt"/>
    </style:style>
    <style:style style:name="P6" style:family="paragraph" style:parent-style-name="Text_20_body">
      <style:text-properties officeooo:rsid="00305e13" officeooo:paragraph-rsid="00305e13"/>
    </style:style>
    <style:style style:name="P7" style:family="paragraph" style:parent-style-name="Text_20_body">
      <style:text-properties officeooo:rsid="00312f9f" officeooo:paragraph-rsid="00312f9f"/>
    </style:style>
    <style:style style:name="P8" style:family="paragraph" style:parent-style-name="Text_20_body">
      <style:text-properties officeooo:rsid="003364fb" officeooo:paragraph-rsid="003364fb"/>
    </style:style>
    <style:style style:name="P9" style:family="paragraph" style:parent-style-name="Index_20_1">
      <style:text-properties officeooo:rsid="002e670d" officeooo:paragraph-rsid="002e670d"/>
    </style:style>
    <style:style style:name="P10" style:family="paragraph" style:parent-style-name="Index_20_1">
      <style:text-properties officeooo:rsid="00305e13" officeooo:paragraph-rsid="00305e13"/>
    </style:style>
    <style:style style:name="P11" style:family="paragraph" style:parent-style-name="Index_20_1">
      <style:text-properties officeooo:rsid="00312f9f" officeooo:paragraph-rsid="00312f9f"/>
    </style:style>
    <style:style style:name="P12" style:family="paragraph" style:parent-style-name="Footer">
      <style:paragraph-properties fo:text-align="end" style:justify-single-word="false"/>
      <style:text-properties style:font-name="DejaVu Sans Light1" fo:font-size="8pt" style:font-size-asian="8pt" style:font-size-complex="8pt"/>
    </style:style>
    <style:style style:name="P13" style:family="paragraph" style:parent-style-name="Heading_20_3">
      <style:text-properties officeooo:rsid="00176e59" officeooo:paragraph-rsid="001d67b1"/>
    </style:style>
    <style:style style:name="P14" style:family="paragraph" style:parent-style-name="Heading_20_3">
      <style:text-properties officeooo:paragraph-rsid="001d67b1"/>
    </style:style>
    <style:style style:name="P15" style:family="paragraph" style:parent-style-name="Heading_20_3">
      <style:text-properties fo:font-weight="bold" style:font-weight-asian="bold" style:font-weight-complex="bold"/>
    </style:style>
    <style:style style:name="P16" style:family="paragraph" style:parent-style-name="Heading_20_3">
      <style:text-properties officeooo:rsid="001d67b1" officeooo:paragraph-rsid="001d67b1"/>
    </style:style>
    <style:style style:name="P17" style:family="paragraph" style:parent-style-name="Text_20_body">
      <style:text-properties officeooo:rsid="002e670d" officeooo:paragraph-rsid="002e670d"/>
    </style:style>
    <style:style style:name="P18" style:family="paragraph" style:parent-style-name="Text_20_body" style:list-style-name="L1">
      <style:paragraph-properties fo:line-height="100%"/>
      <style:text-properties officeooo:rsid="002e670d" officeooo:paragraph-rsid="002e670d"/>
    </style:style>
    <style:style style:name="P19" style:family="paragraph" style:parent-style-name="Text_20_body" style:list-style-name="L1">
      <style:paragraph-properties fo:line-height="100%"/>
      <style:text-properties officeooo:rsid="00305e13" officeooo:paragraph-rsid="00305e13"/>
    </style:style>
    <style:style style:name="P20" style:family="paragraph" style:parent-style-name="Text_20_body" style:list-style-name="L2">
      <style:paragraph-properties fo:line-height="100%"/>
      <style:text-properties officeooo:rsid="00305e13" officeooo:paragraph-rsid="00305e13"/>
    </style:style>
    <style:style style:name="P21" style:family="paragraph" style:parent-style-name="Text_20_body">
      <style:text-properties fo:font-weight="normal" officeooo:rsid="00305e13" officeooo:paragraph-rsid="00305e13" style:font-weight-asian="normal" style:font-weight-complex="normal"/>
    </style:style>
    <style:style style:name="P22" style:family="paragraph" style:parent-style-name="Text_20_body" style:list-style-name="L2">
      <style:paragraph-properties fo:line-height="100%"/>
      <style:text-properties fo:font-weight="normal" officeooo:rsid="00305e13" officeooo:paragraph-rsid="00305e13" style:font-weight-asian="normal" style:font-weight-complex="normal"/>
    </style:style>
    <style:style style:name="P23" style:family="paragraph" style:parent-style-name="Text_20_body" style:list-style-name="L2">
      <style:paragraph-properties fo:line-height="100%"/>
      <style:text-properties fo:font-weight="normal" officeooo:rsid="00312f9f" officeooo:paragraph-rsid="00312f9f" style:font-weight-asian="normal" style:font-weight-complex="normal"/>
    </style:style>
    <style:style style:name="P24" style:family="paragraph" style:parent-style-name="Text_20_body">
      <style:text-properties fo:font-weight="normal" officeooo:rsid="00312f9f" officeooo:paragraph-rsid="00312f9f" style:font-weight-asian="normal" style:font-weight-complex="normal"/>
    </style:style>
    <style:style style:name="P25" style:family="paragraph" style:parent-style-name="Text_20_body" style:list-style-name="L3">
      <style:text-properties fo:font-weight="normal" officeooo:rsid="00312f9f" officeooo:paragraph-rsid="00312f9f" style:font-weight-asian="normal" style:font-weight-complex="normal"/>
    </style:style>
    <style:style style:name="T1" style:family="text">
      <style:text-properties officeooo:rsid="002b3357"/>
    </style:style>
    <style:style style:name="T2" style:family="text">
      <style:text-properties officeooo:rsid="002d1990"/>
    </style:style>
    <style:style style:name="T3" style:family="text">
      <style:text-properties officeooo:rsid="002e670d"/>
    </style:style>
    <style:style style:name="T4" style:family="text">
      <style:text-properties fo:font-weight="bold" style:font-weight-asian="bold" style:font-weight-complex="bold"/>
    </style:style>
    <style:style style:name="T5" style:family="text">
      <style:text-properties fo:font-weight="bold" officeooo:rsid="00305e13" style:font-weight-asian="bold" style:font-weight-complex="bold"/>
    </style:style>
    <style:style style:name="T6" style:family="text">
      <style:text-properties fo:font-weight="bold" officeooo:rsid="00312f9f"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305e13" style:font-weight-asian="normal" style:font-weight-complex="normal"/>
    </style:style>
    <style:style style:name="T9" style:family="text">
      <style:text-properties fo:font-weight="normal" officeooo:rsid="00312f9f" style:font-weight-asian="normal" style:font-weight-complex="normal"/>
    </style:style>
    <style:style style:name="T10" style:family="text">
      <style:text-properties fo:font-weight="normal" officeooo:rsid="0032259b" style:font-weight-asian="normal" style:font-weight-complex="normal"/>
    </style:style>
    <style:style style:name="T11" style:family="text">
      <style:text-properties fo:font-weight="normal" officeooo:rsid="0035d145" style:font-weight-asian="normal" style:font-weight-complex="normal"/>
    </style:style>
    <style:style style:name="T12" style:family="text">
      <style:text-properties officeooo:rsid="00305e13"/>
    </style:style>
    <style:style style:name="T13" style:family="text">
      <style:text-properties officeooo:rsid="00348067"/>
    </style:style>
    <style:style style:name="T14" style:family="text">
      <style:text-properties style:text-line-through-style="solid" style:text-line-through-type="single" fo:font-weight="normal" officeooo:rsid="00312f9f" style:font-size-asian="10.5pt" style:font-weight-asian="normal" style:font-weight-complex="normal"/>
    </style:style>
    <style:style style:name="T15" style:family="text">
      <style:text-properties officeooo:rsid="0036c4e0"/>
    </style:style>
    <style:style style:name="Sect1" style:family="section">
      <style:section-properties text:dont-balance-text-columns="false" style:editable="false">
        <style:columns fo:column-count="2" fo:column-gap="0mm">
          <style:column style:rel-width="32767*" fo:start-indent="0mm" fo:end-indent="0mm"/>
          <style:column style:rel-width="32768*" fo:start-indent="0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mmand Widget <text:span text:style-name="T2">Draft</text:span></text:h>
      <text:p text:style-name="Text_20_body"/>
      <text:p text:style-name="P1">Note: This is a draft document mostly for brainstorming. At least some of it's contents are false. The rest is outdated. It can be used to get a glimpse on what I was thinking when imprementing this particular draft. Checking the git history around this document<text:span text:style-name="T3">'s</text:span> creation and modification <text:span text:style-name="T3">revisions</text:span> might be insightful on what I actually imlemented.</text:p>
      <text:h text:style-name="P13" text:outline-level="3">Revisions</text:h>
      <text:p text:style-name="P5">2014-05-2<text:span text:style-name="T1">3</text:span>: Drafted <text:span text:style-name="T3">command widget refactoring</text:span></text:p>
      <text:h text:style-name="P14" text:outline-level="3">Overview</text:h>
      <text:p text:style-name="P3">The command widget is a simple command execution widget. It runs a user command in the currently selected folder (in the FileBrowser). Then it proceeds to read the standard output and standard error streams of the program being executed and populates the terminal output widget. When a command is run, the terminal output widget is cleared, then the command and the execution path is put in there. Then the application waits for the program to finish and pushes all standard output and standard error messages to the terminal output widget. Finally it pushes the return code of the program. While the program is running, the run button shows a process ongoing animation. Hitting the button while the process is executing terminates the process. <text:span text:style-name="T12">When a process is running and the user requests primary or secondary action on a file, the application is not closing <text:s/>as the user likely want's the process execution to continue.</text:span></text:p>
      <text:p text:style-name="P4">Checklist:</text:p>
      <text:list xml:id="list3041811730684187903" text:style-name="L1">
        <text:list-item>
          <text:p text:style-name="P18">execute user command</text:p>
        </text:list-item>
        <text:list-item>
          <text:p text:style-name="P18">anim<text:span text:style-name="T15">ate</text:span> while executing</text:p>
        </text:list-item>
        <text:list-item>
          <text:p text:style-name="P18">populate terminal output widget with command, working directory (green), stdout (default), stderr (in red) and return code (gray).</text:p>
        </text:list-item>
        <text:list-item>
          <text:p text:style-name="P18">animate execution button while command is running</text:p>
        </text:list-item>
        <text:list-item>
          <text:p text:style-name="P18">pressing the command run button while command is runnig terminates the command</text:p>
        </text:list-item>
        <text:list-item>
          <text:p text:style-name="P18">execute in currently selected directory</text:p>
        </text:list-item>
        <text:list-item>
          <text:p text:style-name="P19">don't close application on primary/secondary action, open terminal, open external file browser when a a process is active</text:p>
        </text:list-item>
      </text:list>
      <text:p text:style-name="P2">Ideas for external refactoring: rename classes FileList → FileHistory and CmdList → CommandHistory.</text:p>
      <text:h text:style-name="Heading_20_3" text:outline-level="3">Interfaces</text:h>
      <text:p text:style-name="P6">All interfaces are realized through a signals and slots mechanism connected by the MainWindow.</text:p>
      <text:p text:style-name="P4">The public slot <text:span text:style-name="T5">s</text:span><text:span text:style-name="T4">elect</text:span><text:span text:style-name="T5">ed</text:span><text:span text:style-name="T4">FolderChanged </text:span>is an interface from the FileBrowser that updates the local copy of the working directory when it's changed.</text:p>
      <text:p text:style-name="P4"><text:soft-page-break/>The public slot <text:span text:style-name="T5">hisotryCommandSelected</text:span><text:span text:style-name="T7"> is used by the </text:span><text:span text:style-name="T9">CmdList</text:span><text:span text:style-name="T7"> widget when a command is selected there. </text:span><text:span text:style-name="T9">It updates the command entry which triggers a </text:span><text:span text:style-name="T6">commandChanged</text:span><text:span text:style-name="T9"> signal. </text:span><text:span text:style-name="T10">It might also trigger a signal from the FileBrowser that the working directory changed.</text:span></text:p>
      <text:p text:style-name="P7"><text:span text:style-name="T9">T</text:span><text:span text:style-name="T7">he </text:span><text:span text:style-name="T4">commandChanged</text:span><text:span text:style-name="T7"> signal is used by the NotesWidget to update the command related notes. </text:span><text:span text:style-name="T10">It is triggered when the inputCommand content changes either by the user, clearing it or being updated by the CmdList widget. </text:span><text:span text:style-name="T7">This removes the current indirection through the database. It is also used by the CmdList widget to update the hisotry selection (if the working directory matches) or clear selection if no maching history entry is present.</text:span></text:p>
      <text:p text:style-name="P4">The signals <text:span text:style-name="T4">processExecutionStarted</text:span><text:span text:style-name="T7"> and </text:span><text:span text:style-name="T4">processExecutionStopped</text:span><text:span text:style-name="T7"> are used by the FileBrowser widget to enable / disable the </text:span><text:span text:style-name="T8">SCM button, as these also require internal process execution. </text:span><text:span text:style-name="T9">It's also used by the MainWindow widget and triggers a promt on Esc shortcut if the user whishes to terminate the runnnig process and exit or abort closing.</text:span></text:p>
      <text:p text:style-name="P6"><text:span text:style-name="T7">The public slots </text:span><text:span text:style-name="T4">execCmd</text:span><text:span text:style-name="T7"> and </text:span><text:span text:style-name="T4">execMultiCmds</text:span><text:span text:style-name="T7"> is used by the FileBrowser SCM controls and also to execute the internally entered command. </text:span><text:span text:style-name="T9">These are attached commands. The application prompt the user if the running command should be terminated when the Esc shortcut is pressed.</text:span></text:p>
      <text:p text:style-name="P21">Checklist:</text:p>
      <text:list xml:id="list7497864645887061695" text:style-name="L2">
        <text:list-item>
          <text:p text:style-name="P20"><text:span text:style-name="T9">s</text:span><text:span text:style-name="T7">electedFolderChanged (slot)</text:span></text:p>
        </text:list-item>
        <text:list-item>
          <text:p text:style-name="P20"><text:span text:style-name="T9">historyCommandChanged</text:span><text:span text:style-name="T7"> (slot)</text:span></text:p>
        </text:list-item>
        <text:list-item>
          <text:p text:style-name="P20"><text:span text:style-name="T9">p</text:span><text:span text:style-name="T7">rocessExecutionStarted (signal)</text:span></text:p>
        </text:list-item>
        <text:list-item>
          <text:p text:style-name="P20"><text:span text:style-name="T9">p</text:span><text:span text:style-name="T7">rocessExecutionStopped (signal)</text:span></text:p>
        </text:list-item>
        <text:list-item>
          <text:p text:style-name="P23">commandChanged (signal<text:span text:style-name="T13">)</text:span></text:p>
        </text:list-item>
        <text:list-item>
          <text:p text:style-name="P22">execCmd (slot)</text:p>
        </text:list-item>
        <text:list-item>
          <text:p text:style-name="P22">execMultiCmds (slot)</text:p>
        </text:list-item>
      </text:list>
      <text:h text:style-name="Heading_20_3" text:outline-level="3">Internal Interfaces</text:h>
      <text:p text:style-name="P6">The <text:span text:style-name="T4">clearCommand</text:span><text:span text:style-name="T7"> method </text:span><text:span text:style-name="T9">is called by the button btnClearCommand clears the command entry widget. </text:span><text:span text:style-name="T14">It is disabled when a command is running.</text:span><text:span text:style-name="T9"> </text:span><text:span text:style-name="T11">(moved to on_xxx_clicked callback.</text:span></text:p>
      <text:p text:style-name="P24">Checklist:</text:p>
      <text:list xml:id="list3372839927515846675" text:style-name="L3">
        <text:list-item>
          <text:p text:style-name="P25">clearCommand (method)</text:p>
        </text:list-item>
      </text:list>
      <text:h text:style-name="P15" text:outline-level="3">Helper Classes</text:h>
      <text:p text:style-name="P8"><text:span text:style-name="T7">The </text:span><text:span text:style-name="T4">CmdExecButton</text:span><text:span text:style-name="T7"> class is a child class of the HoverButton class. It has two public slots: </text:span><text:span text:style-name="T4">processExecutionStarted</text:span><text:span text:style-name="T7"> and </text:span><text:span text:style-name="T4">processExecutionStopped</text:span><text:span text:style-name="T7">. Same as CommandWidget. When the process started slot is called, the button starts a process in progress animation and stops it on porocess execution stopped slot triggering.</text:span></text:p>
      <text:h text:style-name="P16" text:outline-level="3">Index</text:h>
      <text:section text:style-name="Sect1" text:name="Section1">
        <text:p text:style-name="P10">public slot execMultiCmds(QStringList)</text:p>
        <text:p text:style-name="P10">public slot execCmd(QString)</text:p>
        <text:p text:style-name="P9">public slot <text:span text:style-name="T12">s</text:span>electedFolderChanged(QString)</text:p>
        <text:p text:style-name="P9">public slot <text:span text:style-name="T12">historyCommandSelected</text:span>(QString)</text:p>
        <text:p text:style-name="P11">signal commandChanged(QString)</text:p>
        <text:p text:style-name="P9">signal processExecutionStarted()</text:p>
        <text:p text:style-name="P9">signal processExecutionStopped()</text:p>
        <text:p text:style-name="P11">void clearCommand()</text:p>
        <text:p text:style-name="P11">btnClearCommand (QPushButton)</text:p>
        <text:p text:style-name="P11">new class btnExecCommand (CmdExecButton)</text:p>
        <text:p text:style-name="P11">inputCommand (QLineEdit)</text:p>
        <text:p text:style-name="P11">viewCommandOutput (QTextEdi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svg:font-family="'Droid Sans'" style:font-family-generic="swiss"/>
    <style:font-face style:name="FreeSans1" svg:font-family="FreeSans" style:font-family-generic="swiss"/>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Droid Sans" fo:font-size="18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Droid Sans" fo:font-size="18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Droid Sans" fo:font-family="'Droid Sans'"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mm" fo:margin-bottom="2.47mm" style:contextual-spacing="false" fo:line-height="120%" fo:orphans="2" fo:widows="2" style:page-number="auto" fo:background-color="transparent" style:shadow="none" fo:keep-with-next="always">
        <style:tab-stops/>
        <style:background-image/>
      </style:paragraph-properties>
      <style:text-properties style:font-name="DejaVu Sans Light" fo:font-family="'DejaVu Sans Light'" style:font-style-name="ExtraLight" style:font-family-generic="swiss" style:font-pitch="variable" fo:font-size="12pt" fo:font-weight="150" style:font-size-asian="10.5pt"/>
    </style:style>
    <style:style style:name="List" style:family="paragraph" style:parent-style-name="Text_20_body" style:class="list">
      <style:text-properties style:font-name="Droid Sans" fo:font-family="'Droid Sans'" style:font-family-generic="swiss" fo:font-size="12pt"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style:font-name="Droid Sans" fo:font-family="'Droid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roid Sans" fo:font-family="'Droid Sans'" style:font-family-generic="swiss" fo:font-size="12pt"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Index_20_1" style:display-name="Index 1" style:family="paragraph" style:parent-style-name="Index" style:class="index" style:master-page-name="">
      <style:paragraph-properties fo:margin-left="0mm" fo:margin-right="0mm" fo:text-indent="0mm" style:auto-text-indent="false" style:page-number="auto">
        <style:tab-stops>
          <style:tab-stop style:position="40.01mm"/>
        </style:tab-stops>
      </style:paragraph-properties>
      <style:text-properties style:font-name="DejaVu Sans Light" fo:font-family="'DejaVu Sans Light'" style:font-style-name="ExtraLight" style:font-family-generic="swiss" style:font-pitch="variable" fo:font-size="11pt" fo:font-weight="150"/>
    </style:style>
    <style:style style:name="Footer" style:family="paragraph" style:parent-style-name="Standard" style:class="extra">
      <style:paragraph-properties text:number-lines="false" text:line-number="0">
        <style:tab-stops>
          <style:tab-stop style:position="100.01mm" style:type="center"/>
          <style:tab-stop style:position="200.03m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ext-properties style:font-name="DejaVu Sans Light1" fo:font-size="8pt" style:font-size-asian="8pt" style:font-size-complex="8pt"/>
    </style:style>
    <style:page-layout style:name="Mpm1">
      <style:page-layout-properties fo:page-width="210.01mm" fo:page-height="297mm" style:num-format="1" style:print-orientation="portrait" fo:margin-top="4.99mm" fo:margin-bottom="4.99mm" fo:margin-left="4.99mm" fo:margin-right="4.99mm" style:shadow="none"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2.5mm" fo:margin-left="0mm" fo:margin-right="0mm" fo:margin-top="1.5mm" style:dynamic-spacing="true"/>
      </style:footer-style>
    </style:page-layout>
  </office:automatic-styles>
  <office:master-styles>
    <style:master-page style:name="Standard" style:page-layout-name="Mpm1">
      <style:footer>
        <text:p text:style-name="MP1"><text:page-number text:select-page="current">2</text:page-number> /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an Bartos</meta:initial-creator>
    <meta:creation-date>2014-05-22T08:25:07.119996324</meta:creation-date>
    <dc:date>2014-05-23T17:50:22.651912440</dc:date>
    <dc:creator>Sebastian Bartos</dc:creator>
    <meta:editing-duration>PT15H19M47S</meta:editing-duration>
    <meta:editing-cycles>16</meta:editing-cycles>
    <meta:generator>LibreOffice/4.2.3.3$Linux_X86_64 LibreOffice_project/420m0$Build-3</meta:generator>
    <meta:document-statistic meta:table-count="0" meta:image-count="0" meta:object-count="0" meta:page-count="2" meta:paragraph-count="50" meta:word-count="689" meta:character-count="4641" meta:non-whitespace-character-count="4016"/>
  </office:meta>
</office:document-meta>
</file>